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11.28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1.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fo:border="0.002cm solid #000000"/>
    </style:style>
    <style:style style:name="ce2" style:family="table-cell" style:parent-style-name="Default" style:data-style-name="N41">
      <style:table-cell-properties fo:border-bottom="none" fo:border-left="0.002cm solid #000000" fo:border-right="0.002cm solid #000000" fo:border-top="none"/>
    </style:style>
    <style:style style:name="ce3" style:family="table-cell" style:parent-style-name="Default" style:data-style-name="N41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 style:data-style-name="N41">
      <style:table-cell-properties fo:border-bottom="none" fo:border-left="0.002cm solid #000000" fo:border-right="0.002cm solid #000000" fo:border-top="0.002cm solid #000000"/>
    </style:style>
    <style:style style:name="ce5" style:family="table-cell" style:parent-style-name="Default" style:data-style-name="N41"/>
    <style:style style:name="ce6" style:family="table-cell" style:parent-style-name="Default" style:data-style-name="N37"/>
    <style:style style:name="ce7" style:family="table-cell" style:parent-style-name="Default">
      <style:table-cell-properties fo:background-color="#ffff66"/>
      <style:text-properties style:use-window-font-color="true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ff9999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fo:background-color="#ffffff"/>
      <style:text-properties style:use-window-font-color="true"/>
    </style:style>
    <style:style style:name="ce12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9999ff"/>
    </style:style>
  </office:automatic-styles>
  <office:body>
    <office:spreadsheet>
      <table:table table:name="Mon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date" office:date-value="2018-07-16">
            <text:p>16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/>
          <table:table-cell table:style-name="ce1" office:value-type="time" office:time-value="PT14H00M00S">
            <text:p>14:00:00</text:p>
          </table:table-cell>
          <table:table-cell table:style-name="ce9" office:value-type="string">
            <text:p>Aufbau der Messsituation </text:p>
          </table:table-cell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/>
          <table:table-cell table:style-name="ce2" office:value-type="time" office:time-value="PT14H10M00S">
            <text:p>14:1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/>
          <table:table-cell table:style-name="ce2" office:value-type="time" office:time-value="PT14H20M00S">
            <text:p>14:2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/>
          <table:table-cell table:style-name="ce2" office:value-type="time" office:time-value="PT14H30M00S">
            <text:p>14:3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/>
          <table:table-cell table:style-name="ce2" office:value-type="time" office:time-value="PT14H40M00S">
            <text:p>14:4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/>
          <table:table-cell table:style-name="ce3" office:value-type="time" office:time-value="PT14H50M00S">
            <text:p>14:50:00</text:p>
          </table:table-cell>
          <table:table-cell table:style-name="ce9"/>
        </table:table-row>
        <table:table-row table:style-name="ro2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7" office:value-type="string">
            <text:p>Studio vorbereiten (Ankunft Katha, TamTam, <text:s/>Swaantje)</text:p>
          </table:table-cell>
          <table:table-cell table:style-name="ce1" office:value-type="time" office:time-value="PT15H00M00S">
            <text:p>15:0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4" office:value-type="time" office:time-value="PT10H10M00S">
            <text:p>10:10:00</text:p>
          </table:table-cell>
          <table:table-cell table:style-name="ce7"/>
          <table:table-cell table:style-name="ce2" office:value-type="time" office:time-value="PT15H10M00S">
            <text:p>15:1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7"/>
          <table:table-cell table:style-name="ce2" office:value-type="time" office:time-value="PT15H20M00S">
            <text:p>15:2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7"/>
          <table:table-cell table:style-name="ce2" office:value-type="time" office:time-value="PT15H30M00S">
            <text:p>15:3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7"/>
          <table:table-cell table:style-name="ce2" office:value-type="time" office:time-value="PT15H40M00S">
            <text:p>15:4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7"/>
          <table:table-cell table:style-name="ce3" office:value-type="time" office:time-value="PT15H50M00S">
            <text:p>15:5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7"/>
          <table:table-cell table:style-name="ce1" office:value-type="time" office:time-value="PT16H00M00S">
            <text:p>16:00:00</text:p>
          </table:table-cell>
          <table:table-cell table:style-name="ce10" office:value-type="string">
            <text:p>Alles läuft <text:s/>+ Vormessung ?</text:p>
          </table:table-cell>
        </table:table-row>
        <table:table-row table:style-name="ro1">
          <table:table-cell table:number-columns-repeated="2"/>
          <table:table-cell table:style-name="ce4" office:value-type="time" office:time-value="PT11H10M00S">
            <text:p>11:10:00</text:p>
          </table:table-cell>
          <table:table-cell table:style-name="ce7"/>
          <table:table-cell table:style-name="ce2" office:value-type="time" office:time-value="PT16H10M00S">
            <text:p>16:1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7"/>
          <table:table-cell table:style-name="ce2" office:value-type="time" office:time-value="PT16H20M00S">
            <text:p>16:2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7"/>
          <table:table-cell table:style-name="ce2" office:value-type="time" office:time-value="PT16H30M00S">
            <text:p>16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7"/>
          <table:table-cell table:style-name="ce2" office:value-type="time" office:time-value="PT16H40M00S">
            <text:p>16:4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7"/>
          <table:table-cell table:style-name="ce3" office:value-type="time" office:time-value="PT16H50M00S">
            <text:p>16:5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7" office:value-type="string">
            <text:p>Annahme der Scheinwerfer</text:p>
          </table:table-cell>
          <table:table-cell table:style-name="ce1" office:value-type="time" office:time-value="PT17H00M00S">
            <text:p>17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7"/>
          <table:table-cell table:style-name="ce2" office:value-type="time" office:time-value="PT17H10M00S">
            <text:p>17:1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7"/>
          <table:table-cell table:style-name="ce2" office:value-type="time" office:time-value="PT17H20M00S">
            <text:p>17:2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7"/>
          <table:table-cell table:style-name="ce2" office:value-type="time" office:time-value="PT17H30M00S">
            <text:p>17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7"/>
          <table:table-cell table:style-name="ce2" office:value-type="time" office:time-value="PT17H40M00S">
            <text:p>17:4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7"/>
          <table:table-cell table:style-name="ce2" office:value-type="time" office:time-value="PT17H50M00S">
            <text:p>17:5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8" office:value-type="string">
            <text:p>Check der Materialliste</text:p>
          </table:table-cell>
          <table:table-cell table:style-name="ce1" office:value-type="time" office:time-value="PT18H00M00S">
            <text:p>18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8"/>
          <table:table-cell table:style-name="ce4" office:value-type="time" office:time-value="PT18H10M00S">
            <text:p>18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8"/>
          <table:table-cell table:style-name="ce2" office:value-type="time" office:time-value="PT18H20M00S">
            <text:p>18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8"/>
          <table:table-cell table:style-name="ce2" office:value-type="time" office:time-value="PT18H30M00S">
            <text:p>18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8"/>
          <table:table-cell table:style-name="ce2" office:value-type="time" office:time-value="PT18H40M00S">
            <text:p>18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8"/>
          <table:table-cell table:style-name="ce3" office:value-type="time" office:time-value="PT18H50M00S">
            <text:p>18:50:00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</table:table>
      <table:table table:name="Diens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date" office:date-value="2018-07-17">
            <text:p>17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8" office:value-type="string">
            <text:p>Vormessung</text:p>
          </table:table-cell>
          <table:table-cell table:style-name="ce1" office:value-type="time" office:time-value="PT14H00M00S">
            <text:p>14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8"/>
          <table:table-cell table:style-name="ce2" office:value-type="time" office:time-value="PT14H10M00S">
            <text:p>14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8"/>
          <table:table-cell table:style-name="ce2" office:value-type="time" office:time-value="PT14H20M00S">
            <text:p>14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8"/>
          <table:table-cell table:style-name="ce2" office:value-type="time" office:time-value="PT14H30M00S">
            <text:p>14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8"/>
          <table:table-cell table:style-name="ce2" office:value-type="time" office:time-value="PT14H40M00S">
            <text:p>14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8"/>
          <table:table-cell table:style-name="ce3" office:value-type="time" office:time-value="PT14H50M00S">
            <text:p>14:50:00</text:p>
          </table:table-cell>
          <table:table-cell table:style-name="ce12" office:value-type="string">
            <text:p>HAUPTMESSUNG</text:p>
          </table:table-cell>
        </table:table-row>
        <table:table-row table:style-name="ro2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8" office:value-type="string">
            <text:p>Ankunft Katha, (TamTam), <text:s/>Swaantje</text:p>
          </table:table-cell>
          <table:table-cell table:style-name="ce1" office:value-type="time" office:time-value="PT15H00M00S">
            <text:p>15:00:00</text:p>
          </table:table-cell>
          <table:table-cell table:style-name="ce9" office:value-type="string">
            <text:p>Clay Paky K-Eye K20</text:p>
          </table:table-cell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8"/>
          <table:table-cell table:style-name="ce2" office:value-type="time" office:time-value="PT15H10M00S">
            <text:p>15:10:00</text:p>
          </table:table-cell>
          <table:table-cell table:style-name="ce9"/>
        </table:table-row>
        <table:table-row table:style-name="ro2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8"/>
          <table:table-cell table:style-name="ce2" office:value-type="time" office:time-value="PT15H20M00S">
            <text:p>15:20:00</text:p>
          </table:table-cell>
          <table:table-cell table:style-name="ce9" office:value-type="string">
            <text:p>Clay Paky K-Eye K20 mit rot 027</text:p>
          </table:table-cell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8"/>
          <table:table-cell table:style-name="ce2" office:value-type="time" office:time-value="PT15H30M00S">
            <text:p>15:30:00</text:p>
          </table:table-cell>
          <table:table-cell table:style-name="ce9"/>
        </table:table-row>
        <table:table-row table:style-name="ro2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8"/>
          <table:table-cell table:style-name="ce2" office:value-type="time" office:time-value="PT15H40M00S">
            <text:p>15:40:00</text:p>
          </table:table-cell>
          <table:table-cell table:style-name="ce9" office:value-type="string">
            <text:p>Clay Paky K-Eye K20 mit rot 787</text:p>
          </table:table-cell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8"/>
          <table:table-cell table:style-name="ce3" office:value-type="time" office:time-value="PT15H50M00S">
            <text:p>15:5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8"/>
          <table:table-cell table:style-name="ce1" office:value-type="time" office:time-value="PT16H00M00S">
            <text:p>16:00:00</text:p>
          </table:table-cell>
          <table:table-cell table:style-name="ce9" office:value-type="string">
            <text:p>Umbau zu Robe DL7F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8"/>
          <table:table-cell table:style-name="ce2" office:value-type="time" office:time-value="PT16H10M00S">
            <text:p>16:10:00</text:p>
          </table:table-cell>
          <table:table-cell table:style-name="ce9" office:value-type="string">
            <text:p>Robe DL7F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8"/>
          <table:table-cell table:style-name="ce2" office:value-type="time" office:time-value="PT16H20M00S">
            <text:p>16:2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8"/>
          <table:table-cell table:style-name="ce2" office:value-type="time" office:time-value="PT16H30M00S">
            <text:p>16:30:00</text:p>
          </table:table-cell>
          <table:table-cell table:style-name="ce9" office:value-type="string">
            <text:p>Robe DL7F mit rot 027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8"/>
          <table:table-cell table:style-name="ce2" office:value-type="time" office:time-value="PT16H40M00S">
            <text:p>16:4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8"/>
          <table:table-cell table:style-name="ce3" office:value-type="time" office:time-value="PT16H50M00S">
            <text:p>16:50:00</text:p>
          </table:table-cell>
          <table:table-cell table:style-name="ce9" office:value-type="string">
            <text:p>Robe DL7F mit rot 787</text:p>
          </table:table-cell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1" office:value-type="string">
            <text:p>Pause</text:p>
          </table:table-cell>
          <table:table-cell table:style-name="ce1" office:value-type="time" office:time-value="PT17H00M00S">
            <text:p>17:0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/>
          <table:table-cell table:style-name="ce2" office:value-type="time" office:time-value="PT17H10M00S">
            <text:p>17:10:00</text:p>
          </table:table-cell>
          <table:table-cell table:style-name="ce9" office:value-type="string">
            <text:p>Umbau zu GLP X4L</text:p>
          </table:table-cell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 table:style-name="ce10"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/>
          <table:table-cell table:style-name="ce2" office:value-type="time" office:time-value="PT17H40M00S">
            <text:p>17:4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1"/>
          <table:table-cell table:style-name="ce2" office:value-type="time" office:time-value="PT17H50M00S">
            <text:p>17:5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8" office:value-type="string">
            <text:p>Vormessung ?</text:p>
          </table:table-cell>
          <table:table-cell table:style-name="ce1" office:value-type="time" office:time-value="PT18H00M00S">
            <text:p>18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8"/>
          <table:table-cell table:style-name="ce4" office:value-type="time" office:time-value="PT18H10M00S">
            <text:p>18:1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8"/>
          <table:table-cell table:style-name="ce2" office:value-type="time" office:time-value="PT18H20M00S">
            <text:p>18:2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8"/>
          <table:table-cell table:style-name="ce2" office:value-type="time" office:time-value="PT18H30M00S">
            <text:p>18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8"/>
          <table:table-cell table:style-name="ce2" office:value-type="time" office:time-value="PT18H40M00S">
            <text:p>18:4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8"/>
          <table:table-cell table:style-name="ce3" office:value-type="time" office:time-value="PT18H50M00S">
            <text:p>18:50:00</text:p>
          </table:table-cell>
          <table:table-cell table:style-name="ce10"/>
        </table:table-row>
        <table:table-row table:style-name="ro1">
          <table:table-cell table:number-columns-repeated="5"/>
          <table:table-cell table:style-name="ce13"/>
        </table:table-row>
        <table:table-row table:style-name="ro1" table:number-rows-repeated="24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</table:table>
      <table:table table:name="Mittwoch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date" office:date-value="2018-07-18">
            <text:p>18.07.18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14" office:value-type="string">
            <text:p>Hauptmessung</text:p>
          </table:table-cell>
          <table:table-cell table:style-name="ce1" office:value-type="time" office:time-value="PT14H00M00S">
            <text:p>14:00:00</text:p>
          </table:table-cell>
          <table:table-cell table:style-name="ce9" office:value-type="string">
            <text:p>Martin MAC Encore Wash CLD mit rot 7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14"/>
          <table:table-cell table:style-name="ce2" office:value-type="time" office:time-value="PT14H10M00S">
            <text:p>14:10:00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14"/>
          <table:table-cell table:style-name="ce2" office:value-type="time" office:time-value="PT14H20M00S">
            <text:p>14:20:00</text:p>
          </table:table-cell>
          <table:table-cell table:style-name="ce9" office:value-type="string">
            <text:p>Umbau Ayrton Ghibli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14" office:value-type="string">
            <text:p>Ankunft Swaantje</text:p>
          </table:table-cell>
          <table:table-cell table:style-name="ce2" office:value-type="time" office:time-value="PT14H30M00S">
            <text:p>14:30:00</text:p>
          </table:table-cell>
          <table:table-cell table:style-name="ce13" office:value-type="string">
            <text:p>Pau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14"/>
          <table:table-cell table:style-name="ce2" office:value-type="time" office:time-value="PT14H40M00S">
            <text:p>14:40:00</text:p>
          </table:table-cell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14"/>
          <table:table-cell table:style-name="ce3" office:value-type="time" office:time-value="PT14H50M00S">
            <text:p>14:50:00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9" office:value-type="string">
            <text:p>ETC Source 4 LED Series 2 Lustr</text:p>
          </table:table-cell>
          <table:table-cell table:style-name="ce1" office:value-type="time" office:time-value="PT15H00M00S">
            <text:p>15:00:00</text:p>
          </table:table-cell>
          <table:table-cell table:style-name="ce9" office:value-type="string">
            <text:p>Hauptmessun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9"/>
          <table:table-cell table:style-name="ce2" office:value-type="time" office:time-value="PT15H10M00S">
            <text:p>15:10:00</text:p>
          </table:table-cell>
          <table:table-cell table:style-name="ce9" office:value-type="string">
            <text:p>Ayrton Ghibli Messun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9" office:value-type="string">
            <text:p>ETC Source 4 LED Series 2 Lustr mit rot 027</text:p>
          </table:table-cell>
          <table:table-cell table:style-name="ce2" office:value-type="time" office:time-value="PT15H20M00S">
            <text:p>15:20:00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9"/>
          <table:table-cell table:style-name="ce2" office:value-type="time" office:time-value="PT15H30M00S">
            <text:p>15:30:00</text:p>
          </table:table-cell>
          <table:table-cell table:style-name="ce9" office:value-type="string">
            <text:p>Ayrton Ghibli Messung mit rot 027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9" office:value-type="string">
            <text:p>ETC Source 4 LED Series 2 Lustr mit rot 787</text:p>
          </table:table-cell>
          <table:table-cell table:style-name="ce2" office:value-type="time" office:time-value="PT15H40M00S">
            <text:p>15:40:00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9"/>
          <table:table-cell table:style-name="ce3" office:value-type="time" office:time-value="PT15H50M00S">
            <text:p>15:50:00</text:p>
          </table:table-cell>
          <table:table-cell table:style-name="ce9" office:value-type="string">
            <text:p>Ayrton Ghibli Messung mit rot 7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9" office:value-type="string">
            <text:p>Umbau zu GLP X4L</text:p>
          </table:table-cell>
          <table:table-cell table:style-name="ce1" office:value-type="time" office:time-value="PT16H00M00S">
            <text:p>16:00:00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9" office:value-type="string">
            <text:p>Messung GLP X4L</text:p>
          </table:table-cell>
          <table:table-cell table:style-name="ce2" office:value-type="time" office:time-value="PT16H10M00S">
            <text:p>16:10:00</text:p>
          </table:table-cell>
          <table:table-cell table:style-name="ce9" office:value-type="string">
            <text:p>Umbau Arri D 12 / D 5</text:p>
          </table:table-cell>
          <table:table-cell table:number-columns-repeated="2"/>
          <table:table-cell table:style-name="ce13"/>
        </table:table-row>
        <table:table-row table:style-name="ro2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9"/>
          <table:table-cell table:style-name="ce2" office:value-type="time" office:time-value="PT16H20M00S">
            <text:p>16:20:00</text:p>
          </table:table-cell>
          <table:table-cell table:style-name="ce9" office:value-type="string">
            <text:p>Messung Arri D 12 / D 5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9" office:value-type="string">
            <text:p>Messung GLP X4L mit rot 027</text:p>
          </table:table-cell>
          <table:table-cell table:style-name="ce2" office:value-type="time" office:time-value="PT16H30M00S">
            <text:p>16:30:00</text:p>
          </table:table-cell>
          <table:table-cell table:style-name="ce9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9"/>
          <table:table-cell table:style-name="ce2" office:value-type="time" office:time-value="PT16H40M00S">
            <text:p>16:40:00</text:p>
          </table:table-cell>
          <table:table-cell table:style-name="ce10" office:value-type="string">
            <text:p>Spare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9" office:value-type="string">
            <text:p>Messung GLP X4L mit rot 787</text:p>
          </table:table-cell>
          <table:table-cell table:style-name="ce3" office:value-type="time" office:time-value="PT16H50M00S">
            <text:p>16:50:00</text:p>
          </table:table-cell>
          <table:table-cell table:style-name="ce10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9"/>
          <table:table-cell table:style-name="ce1" office:value-type="time" office:time-value="PT17H00M00S">
            <text:p>17:00:00</text:p>
          </table:table-cell>
          <table:table-cell table:style-name="ce10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 office:value-type="string">
            <text:p>Pause</text:p>
          </table:table-cell>
          <table:table-cell table:style-name="ce2" office:value-type="time" office:time-value="PT17H10M00S">
            <text:p>17:1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/>
          <table:table-cell table:style-name="ce2" office:value-type="time" office:time-value="PT17H40M00S">
            <text:p>17:4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1"/>
          <table:table-cell table:style-name="ce2" office:value-type="time" office:time-value="PT17H50M00S">
            <text:p>17:5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13"/>
          <table:table-cell table:style-name="ce1" office:value-type="time" office:time-value="PT18H00M00S">
            <text:p>18:00:00</text:p>
          </table:table-cell>
          <table:table-cell table:style-name="ce10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9" office:value-type="string">
            <text:p>Umbau zu Martin MAC Encore Wash CLD</text:p>
          </table:table-cell>
          <table:table-cell table:style-name="ce4" office:value-type="time" office:time-value="PT18H10M00S">
            <text:p>18:10:00</text:p>
          </table:table-cell>
          <table:table-cell table:style-name="ce10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9" office:value-type="string">
            <text:p>Martin MAC Encore Wash CLD Messung</text:p>
          </table:table-cell>
          <table:table-cell table:style-name="ce2" office:value-type="time" office:time-value="PT18H20M00S">
            <text:p>18:2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9"/>
          <table:table-cell table:style-name="ce2" office:value-type="time" office:time-value="PT18H30M00S">
            <text:p>18:30:00</text:p>
          </table:table-cell>
          <table:table-cell table:style-name="ce10"/>
          <table:table-cell table:number-columns-repeated="3"/>
        </table:table-row>
        <table:table-row table:style-name="ro2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9" office:value-type="string">
            <text:p>Martin MAC Encore Wash CLD mit rot 027 </text:p>
          </table:table-cell>
          <table:table-cell table:style-name="ce2" office:value-type="time" office:time-value="PT18H40M00S">
            <text:p>18:40: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9"/>
          <table:table-cell table:style-name="ce3" office:value-type="time" office:time-value="PT18H50M00S">
            <text:p>18:50:00</text:p>
          </table:table-cell>
          <table:table-cell table:style-name="ce10"/>
          <table:table-cell table:number-columns-repeated="3"/>
        </table:table-row>
        <table:table-row table:style-name="ro1" table:number-rows-repeated="25">
          <table:table-cell table:number-columns-repeated="9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number-columns-repeated="6"/>
        </table:table-row>
      </table:table>
      <table:table table:name="Donners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date" office:date-value="2018-07-19">
            <text:p>19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14" office:value-type="string">
            <text:p>Aufbau und Check Fotos</text:p>
          </table:table-cell>
          <table:table-cell table:style-name="ce1" office:value-type="time" office:time-value="PT14H00M00S">
            <text:p>14:00:00</text:p>
          </table:table-cell>
          <table:table-cell table:style-name="ce13" office:value-type="string">
            <text:p>Umbau Ayrton Ghibli</text:p>
          </table:table-cell>
        </table:table-row>
        <table:table-row table:style-name="ro3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14"/>
          <table:table-cell table:style-name="ce2" office:value-type="time" office:time-value="PT14H10M00S">
            <text:p>14:10:00</text:p>
          </table:table-cell>
          <table:table-cell table:style-name="ce15" office:value-type="string">
            <text:p>Foto Ayrton Ghibli</text:p>
          </table:table-cell>
        </table:table-row>
        <table:table-row table:style-name="ro3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14"/>
          <table:table-cell table:style-name="ce2" office:value-type="time" office:time-value="PT14H20M00S">
            <text:p>14:20:00</text:p>
          </table:table-cell>
          <table:table-cell table:style-name="ce15" office:value-type="string">
            <text:p>Foto Ayrton Ghibli mit rot 027</text:p>
          </table:table-cell>
        </table:table-row>
        <table:table-row table:style-name="ro3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14"/>
          <table:table-cell table:style-name="ce2" office:value-type="time" office:time-value="PT14H30M00S">
            <text:p>14:30:00</text:p>
          </table:table-cell>
          <table:table-cell table:style-name="ce15" office:value-type="string">
            <text:p>Foto Ayrton Ghibli mit rot 787</text:p>
          </table:table-cell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14"/>
          <table:table-cell table:style-name="ce2" office:value-type="time" office:time-value="PT14H40M00S">
            <text:p>14:40:00</text:p>
          </table:table-cell>
          <table:table-cell table:style-name="ce10"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14"/>
          <table:table-cell table:style-name="ce3" office:value-type="time" office:time-value="PT14H50M00S">
            <text:p>14:5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15" office:value-type="string">
            <text:p>Ankommen der Probanden</text:p>
          </table:table-cell>
          <table:table-cell table:style-name="ce1" office:value-type="time" office:time-value="PT15H00M00S">
            <text:p>15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15" office:value-type="string">
            <text:p>Ankommen der Probanden</text:p>
          </table:table-cell>
          <table:table-cell table:style-name="ce2" office:value-type="time" office:time-value="PT15H10M00S">
            <text:p>15:10:00</text:p>
          </table:table-cell>
          <table:table-cell table:style-name="ce11" office:value-type="string">
            <text:p>Pause</text:p>
          </table:table-cell>
        </table:table-row>
        <table:table-row table:style-name="ro3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15" office:value-type="string">
            <text:p>Foto Arri D 12</text:p>
          </table:table-cell>
          <table:table-cell table:style-name="ce2" office:value-type="time" office:time-value="PT15H20M00S">
            <text:p>15:20:00</text:p>
          </table:table-cell>
          <table:table-cell table:style-name="ce13"/>
        </table:table-row>
        <table:table-row table:style-name="ro3">
          <table:table-cell table:number-columns-repeated="2"/>
          <table:table-cell table:style-name="ce2" office:value-type="time" office:time-value="PT10H30M00S">
            <text:p>10:30:00</text:p>
          </table:table-cell>
          <table:table-cell office:value-type="string">
            <text:p>Umbau Clay Paky K-Eye K20</text:p>
          </table:table-cell>
          <table:table-cell table:style-name="ce2" office:value-type="time" office:time-value="PT15H30M00S">
            <text:p>15:30:00</text:p>
          </table:table-cell>
          <table:table-cell table:style-name="ce13"/>
        </table:table-row>
        <table:table-row table:style-name="ro3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15" office:value-type="string">
            <text:p>Foto Clay Paky K-Eye K20</text:p>
          </table:table-cell>
          <table:table-cell table:style-name="ce2" office:value-type="time" office:time-value="PT15H40M00S">
            <text:p>15:40:00</text:p>
          </table:table-cell>
          <table:table-cell table:style-name="ce13"/>
        </table:table-row>
        <table:table-row table:style-name="ro3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15" office:value-type="string">
            <text:p>Foto Clay Paky K-Eye K20 mit rot 027</text:p>
          </table:table-cell>
          <table:table-cell table:style-name="ce3" office:value-type="time" office:time-value="PT15H50M00S">
            <text:p>15:50:00</text:p>
          </table:table-cell>
          <table:table-cell table:style-name="ce13"/>
        </table:table-row>
        <table:table-row table:style-name="ro3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15" office:value-type="string">
            <text:p>Foto Clay Paky K-Eye K20 mit rot 787</text:p>
          </table:table-cell>
          <table:table-cell table:style-name="ce1" office:value-type="time" office:time-value="PT16H00M00S">
            <text:p>16:00:00</text:p>
          </table:table-cell>
          <table:table-cell table:style-name="ce10"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13" office:value-type="string">
            <text:p>Umbau Robe DL7F</text:p>
          </table:table-cell>
          <table:table-cell table:style-name="ce2" office:value-type="time" office:time-value="PT16H10M00S">
            <text:p>16:1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15" office:value-type="string">
            <text:p>Foto Robe DL7F</text:p>
          </table:table-cell>
          <table:table-cell table:style-name="ce2" office:value-type="time" office:time-value="PT16H20M00S">
            <text:p>16:2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15" office:value-type="string">
            <text:p>Foto Robe DL7F rot 027</text:p>
          </table:table-cell>
          <table:table-cell table:style-name="ce2" office:value-type="time" office:time-value="PT16H30M00S">
            <text:p>16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15" office:value-type="string">
            <text:p>Foto Robe DL7F rot 787</text:p>
          </table:table-cell>
          <table:table-cell table:style-name="ce2" office:value-type="time" office:time-value="PT16H40M00S">
            <text:p>16:4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13" office:value-type="string">
            <text:p>Umbau ETC S4 LED Series 2 Lustr</text:p>
          </table:table-cell>
          <table:table-cell table:style-name="ce3" office:value-type="time" office:time-value="PT16H50M00S">
            <text:p>16:5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5" office:value-type="string">
            <text:p>Foto ETC Source 4 LED Series 2 Lustr</text:p>
          </table:table-cell>
          <table:table-cell table:style-name="ce1" office:value-type="time" office:time-value="PT17H00M00S">
            <text:p>17:0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5" office:value-type="string">
            <text:p>Foto ETC Source 4 LED Series 2 Lustr mit rot 027</text:p>
          </table:table-cell>
          <table:table-cell table:style-name="ce2" office:value-type="time" office:time-value="PT17H10M00S">
            <text:p>17:1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5" office:value-type="string">
            <text:p>Foto ETC Source 4 LED Series 2 Lustr mit rot 787</text:p>
          </table:table-cell>
          <table:table-cell table:style-name="ce2" office:value-type="time" office:time-value="PT17H20M00S">
            <text:p>17:2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 office:value-type="string">
            <text:p>Pause</text:p>
          </table:table-cell>
          <table:table-cell table:style-name="ce2" office:value-type="time" office:time-value="PT17H30M00S">
            <text:p>17:3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 office:value-type="string">
            <text:p>Umbau GLP X4L</text:p>
          </table:table-cell>
          <table:table-cell table:style-name="ce2" office:value-type="time" office:time-value="PT17H40M00S">
            <text:p>17:4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5" office:value-type="string">
            <text:p>Foto GLP X4L</text:p>
          </table:table-cell>
          <table:table-cell table:style-name="ce2" office:value-type="time" office:time-value="PT17H50M00S">
            <text:p>17:5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15" office:value-type="string">
            <text:p>Foto GLP X4L mit rot 027</text:p>
          </table:table-cell>
          <table:table-cell table:style-name="ce1" office:value-type="time" office:time-value="PT18H00M00S">
            <text:p>18:00:0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15" office:value-type="string">
            <text:p>Foto GLP X4L mit rot 787</text:p>
          </table:table-cell>
          <table:table-cell table:style-name="ce4" office:value-type="time" office:time-value="PT18H10M00S">
            <text:p>18:1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13" office:value-type="string">
            <text:p>Umbau Martin MAC Encore Wash CLD</text:p>
          </table:table-cell>
          <table:table-cell table:style-name="ce2" office:value-type="time" office:time-value="PT18H20M00S">
            <text:p>18:2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15" office:value-type="string">
            <text:p>Foto Martin MAC Encore Wash CLD</text:p>
          </table:table-cell>
          <table:table-cell table:style-name="ce2" office:value-type="time" office:time-value="PT18H30M00S">
            <text:p>18:3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15" office:value-type="string">
            <text:p>Foto Martin MAC Encore Wash CLD mit rot 027</text:p>
          </table:table-cell>
          <table:table-cell table:style-name="ce2" office:value-type="time" office:time-value="PT18H40M00S">
            <text:p>18:40:00</text:p>
          </table:table-cell>
          <table:table-cell table:style-name="ce10"/>
        </table:table-row>
        <table:table-row table:style-name="ro3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15" office:value-type="string">
            <text:p>Foto Martin MAC Encore Wash CLD mit rot 787</text:p>
          </table:table-cell>
          <table:table-cell table:style-name="ce3" office:value-type="time" office:time-value="PT18H50M00S">
            <text:p>18:50:00</text:p>
          </table:table-cell>
          <table:table-cell table:style-name="ce10"/>
        </table:table-row>
        <table:table-row table:style-name="ro3" table:number-rows-repeated="25">
          <table:table-cell table:number-columns-repeated="6"/>
        </table:table-row>
        <table:table-row table:style-name="ro3" table:number-rows-repeated="11">
          <table:table-cell table:number-columns-repeated="2"/>
          <table:table-cell table:style-name="ce5"/>
          <table:table-cell table:number-columns-repeated="3"/>
        </table:table-row>
        <table:table-row table:style-name="ro3">
          <table:table-cell table:number-columns-repeated="2"/>
          <table:table-cell table:style-name="ce5"/>
          <table:table-cell table:number-columns-repeated="3"/>
        </table:table-row>
      </table:table>
      <table:table table:name="Frei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date" office:date-value="2018-07-20">
            <text:p>20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8" office:value-type="string">
            <text:p>Interessante Messungen</text:p>
          </table:table-cell>
          <table:table-cell table:style-name="ce1" office:value-type="time" office:time-value="PT14H00M00S">
            <text:p>14:00:00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8"/>
          <table:table-cell table:style-name="ce2" office:value-type="time" office:time-value="PT14H10M00S">
            <text:p>14:10:00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8"/>
          <table:table-cell table:style-name="ce2" office:value-type="time" office:time-value="PT14H20M00S">
            <text:p>14:20:00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8"/>
          <table:table-cell table:style-name="ce2" office:value-type="time" office:time-value="PT14H30M00S">
            <text:p>14:30:00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8"/>
          <table:table-cell table:style-name="ce2" office:value-type="time" office:time-value="PT14H40M00S">
            <text:p>14:40:0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8"/>
          <table:table-cell table:style-name="ce3" office:value-type="time" office:time-value="PT14H50M00S">
            <text:p>14:50:0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8"/>
          <table:table-cell table:style-name="ce1" office:value-type="time" office:time-value="PT15H00M00S">
            <text:p>15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8"/>
          <table:table-cell table:style-name="ce2" office:value-type="time" office:time-value="PT15H10M00S">
            <text:p>15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8"/>
          <table:table-cell table:style-name="ce2" office:value-type="time" office:time-value="PT15H20M00S">
            <text:p>15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8"/>
          <table:table-cell table:style-name="ce2" office:value-type="time" office:time-value="PT15H30M00S">
            <text:p>15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8"/>
          <table:table-cell table:style-name="ce2" office:value-type="time" office:time-value="PT15H40M00S">
            <text:p>15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8"/>
          <table:table-cell table:style-name="ce3" office:value-type="time" office:time-value="PT15H50M00S">
            <text:p>15:50: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8"/>
          <table:table-cell table:style-name="ce1" office:value-type="time" office:time-value="PT16H00M00S">
            <text:p>16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8"/>
          <table:table-cell table:style-name="ce2" office:value-type="time" office:time-value="PT16H10M00S">
            <text:p>16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8"/>
          <table:table-cell table:style-name="ce2" office:value-type="time" office:time-value="PT16H20M00S">
            <text:p>16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8"/>
          <table:table-cell table:style-name="ce2" office:value-type="time" office:time-value="PT16H30M00S">
            <text:p>16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8"/>
          <table:table-cell table:style-name="ce2" office:value-type="time" office:time-value="PT16H40M00S">
            <text:p>16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8"/>
          <table:table-cell table:style-name="ce3" office:value-type="time" office:time-value="PT16H50M00S">
            <text:p>16:50: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1" office:value-type="string">
            <text:p>Pause</text:p>
          </table:table-cell>
          <table:table-cell table:style-name="ce1" office:value-type="time" office:time-value="PT17H00M00S">
            <text:p>17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/>
          <table:table-cell table:style-name="ce2" office:value-type="time" office:time-value="PT17H10M00S">
            <text:p>17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/>
          <table:table-cell table:style-name="ce2" office:value-type="time" office:time-value="PT17H40M00S">
            <text:p>17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1"/>
          <table:table-cell table:style-name="ce2" office:value-type="time" office:time-value="PT17H50M00S">
            <text:p>17:50: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16" office:value-type="string">
            <text:p>Abbau</text:p>
          </table:table-cell>
          <table:table-cell table:style-name="ce1" office:value-type="time" office:time-value="PT18H00M00S">
            <text:p>18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16"/>
          <table:table-cell table:style-name="ce4" office:value-type="time" office:time-value="PT18H10M00S">
            <text:p>18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16"/>
          <table:table-cell table:style-name="ce2" office:value-type="time" office:time-value="PT18H20M00S">
            <text:p>18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16"/>
          <table:table-cell table:style-name="ce2" office:value-type="time" office:time-value="PT18H30M00S">
            <text:p>18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16"/>
          <table:table-cell table:style-name="ce2" office:value-type="time" office:time-value="PT18H40M00S">
            <text:p>18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16"/>
          <table:table-cell table:style-name="ce3" office:value-type="time" office:time-value="PT18H50M00S">
            <text:p>18:50:00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.07.2018</text:date>, <text:time>16:20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04T21:00:11.96</meta:creation-date>
    <dc:date>2018-07-09T16:20:41.99</dc:date>
    <dc:creator>Matthias Held</dc:creator>
    <meta:editing-duration>PT1H57M29S</meta:editing-duration>
    <meta:editing-cycles>3</meta:editing-cycles>
    <meta:generator>OpenOffice/4.1.5$Win32 OpenOffice.org_project/415m1$Build-9789</meta:generator>
    <meta:document-statistic meta:table-count="5" meta:cell-count="397" meta:object-count="0"/>
  </office:meta>
</office:document-meta>
</file>